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color="#0000ff"/>
    </style:style>
    <style:style style:name="P3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4" style:family="paragraph" style:parent-style-name="Standard" style:list-style-name="WWNum9">
      <style:paragraph-properties fo:margin-left="1.27cm" fo:margin-right="0cm" fo:margin-top="0cm" fo:margin-bottom="0cm" loext:contextual-spacing="true" fo:text-indent="-0.635cm" style:auto-text-indent="false"/>
    </style:style>
    <style:style style:name="P5" style:family="paragraph" style:parent-style-name="Standard" style:list-style-name="WWNum14">
      <style:paragraph-properties fo:margin-left="1.27cm" fo:margin-right="0cm" fo:margin-top="0cm" fo:margin-bottom="0cm" loext:contextual-spacing="true" fo:text-indent="-0.635cm" style:auto-text-indent="false"/>
    </style:style>
    <style:style style:name="P6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7" style:family="paragraph" style:parent-style-name="Standard" style:list-style-name="WWNum16">
      <style:paragraph-properties fo:margin-left="1.27cm" fo:margin-right="0cm" fo:margin-top="0cm" fo:margin-bottom="0cm" loext:contextual-spacing="true" fo:text-indent="-0.635cm" style:auto-text-indent="false"/>
    </style:style>
    <style:style style:name="P8" style:family="paragraph" style:parent-style-name="Standard" style:list-style-name="WWNum12">
      <style:paragraph-properties fo:margin-left="1.27cm" fo:margin-right="0cm" fo:margin-top="0cm" fo:margin-bottom="0cm" loext:contextual-spacing="true" fo:text-indent="-0.635cm" style:auto-text-indent="false"/>
    </style:style>
    <style:style style:name="P9" style:family="paragraph" style:parent-style-name="Standard" style:list-style-name="WWNum7">
      <style:paragraph-properties fo:margin-left="1.27cm" fo:margin-right="0cm" fo:margin-top="0cm" fo:margin-bottom="0cm" loext:contextual-spacing="true" fo:text-indent="-0.635cm" style:auto-text-indent="false"/>
    </style:style>
    <style:style style:name="P10" style:family="paragraph" style:parent-style-name="Standard" style:list-style-name="WWNum13">
      <style:paragraph-properties fo:margin-left="1.27cm" fo:margin-right="0cm" fo:margin-top="0cm" fo:margin-bottom="0cm" loext:contextual-spacing="true" fo:text-indent="-0.635cm" style:auto-text-indent="false"/>
    </style:style>
    <style:style style:name="P11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12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</style:style>
    <style:style style:name="P13" style:family="paragraph" style:parent-style-name="Standard" style:list-style-name="WWNum15">
      <style:paragraph-properties fo:margin-left="2.54cm" fo:margin-right="0cm" fo:margin-top="0cm" fo:margin-bottom="0cm" loext:contextual-spacing="true" fo:text-indent="-0.635cm" style:auto-text-indent="false"/>
    </style:style>
    <style:style style:name="P14" style:family="paragraph" style:parent-style-name="Standard" style:list-style-name="WWNum3">
      <style:paragraph-properties fo:margin-left="2.54cm" fo:margin-right="0cm" fo:margin-top="0cm" fo:margin-bottom="0cm" loext:contextual-spacing="true" fo:text-indent="-0.635cm" style:auto-text-indent="false"/>
    </style:style>
    <style:style style:name="P15" style:family="paragraph" style:parent-style-name="Standard" style:list-style-name="WWNum6">
      <style:paragraph-properties fo:margin-left="2.54cm" fo:margin-right="0cm" fo:margin-top="0cm" fo:margin-bottom="0cm" loext:contextual-spacing="true" fo:text-indent="-0.635cm" style:auto-text-indent="false"/>
    </style:style>
    <style:style style:name="P16" style:family="paragraph" style:parent-style-name="Standard" style:list-style-name="WWNum8">
      <style:paragraph-properties fo:margin-left="2.54cm" fo:margin-right="0cm" fo:margin-top="0cm" fo:margin-bottom="0cm" loext:contextual-spacing="true" fo:text-indent="-0.635cm" style:auto-text-indent="false"/>
    </style:style>
    <style:style style:name="P17" style:family="paragraph" style:parent-style-name="Standard" style:list-style-name="WWNum11">
      <style:paragraph-properties fo:margin-left="2.54cm" fo:margin-right="0cm" fo:margin-top="0cm" fo:margin-bottom="0cm" loext:contextual-spacing="true" fo:text-indent="-0.635cm" style:auto-text-indent="false"/>
    </style:style>
    <style:style style:name="P18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</style:style>
    <style:style style:name="P19" style:family="paragraph" style:parent-style-name="Standard" style:list-style-name="WWNum10">
      <style:paragraph-properties fo:margin-left="2.54cm" fo:margin-right="0cm" fo:margin-top="0cm" fo:margin-bottom="0cm" loext:contextual-spacing="true" fo:text-indent="-0.635cm" style:auto-text-indent="false"/>
    </style:style>
    <style:style style:name="P20" style:family="paragraph" style:parent-style-name="Standard" style:list-style-name="WWNum8">
      <style:paragraph-properties fo:margin-left="3.81cm" fo:margin-right="0cm" fo:margin-top="0cm" fo:margin-bottom="0cm" loext:contextual-spacing="true" fo:text-indent="-0.635cm" style:auto-text-indent="false"/>
    </style:style>
    <style:style style:name="T1" style:family="text">
      <style:text-properties fo:color="#0000ff"/>
    </style:style>
    <style:style style:name="T2" style:family="text">
      <style:text-properties style:text-underline-style="none"/>
    </style:style>
    <style:style style:name="T3" style:family="text">
      <style:text-properties fo:color="#4a86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zul : brian</text:p>
      <text:p text:style-name="P1">negro : carlos</text:p>
      <text:p text:style-name="P1"/>
      <text:p text:style-name="P1">temas</text:p>
      <text:p text:style-name="P1"/>
      <text:list xml:id="list6861363227523094430" text:style-name="WWNum9">
        <text:list-item>
          <text:p text:style-name="P4"><text:span text:style-name="T1">Recursividad</text:span></text:p>
        </text:list-item>
      </text:list>
      <text:list xml:id="list3104614143336277724" text:style-name="WWNum14">
        <text:list-item>
          <text:p text:style-name="P5"><text:span text:style-name="T1">introducción a la recursividad</text:span></text:p>
        </text:list-item>
      </text:list>
      <text:p text:style-name="P1"/>
      <text:list xml:id="list81208881579958" text:continue-list="list6861363227523094430" text:style-name="WWNum9">
        <text:list-item>
          <text:p text:style-name="P4">Matemática</text:p>
        </text:list-item>
      </text:list>
      <text:list xml:id="list2101284274268680690" text:style-name="WWNum4">
        <text:list-item>
          <text:p text:style-name="P6"><text:span text:style-name="T1">teoría de juegos</text:span></text:p>
        </text:list-item>
      </text:list>
      <text:list xml:id="list8987430710044977417" text:style-name="WWNum15">
        <text:list-item>
          <text:p text:style-name="P13"><text:span text:style-name="T1">árboles de decisión <text:s/></text:span></text:p>
        </text:list-item>
      </text:list>
      <text:list xml:id="list81208252835989" text:continue-list="list2101284274268680690" text:style-name="WWNum4">
        <text:list-item>
          <text:p text:style-name="P6">teoria de numeros</text:p>
        </text:list-item>
      </text:list>
      <text:list xml:id="list1178696337266140630" text:style-name="WWNum3">
        <text:list-item>
          <text:p text:style-name="P14">ecuaciones diofánticas</text:p>
        </text:list-item>
        <text:list-item>
          <text:p text:style-name="P14">gcd y lcd</text:p>
        </text:list-item>
        <text:list-item>
          <text:p text:style-name="P14">números primos </text:p>
        </text:list-item>
        <text:list-item>
          <text:p text:style-name="P14">aritmética modular</text:p>
        </text:list-item>
        <text:list-item>
          <text:p text:style-name="P14">Floyd’s Cycle-Finding</text:p>
        </text:list-item>
      </text:list>
      <text:list xml:id="list81207507137056" text:continue-list="list81208252835989" text:style-name="WWNum4">
        <text:list-item>
          <text:p text:style-name="P6">combinatoria</text:p>
        </text:list-item>
      </text:list>
      <text:list xml:id="list1333853192612169965" text:style-name="WWNum6">
        <text:list-item>
          <text:p text:style-name="P15">números figurados</text:p>
        </text:list-item>
        <text:list-item>
          <text:p text:style-name="P15">números de catalan</text:p>
        </text:list-item>
        <text:list-item>
          <text:p text:style-name="P15">números de fibonacci</text:p>
        </text:list-item>
      </text:list>
      <text:list xml:id="list81209190354337" text:continue-list="list81207507137056" text:style-name="WWNum4">
        <text:list-item>
          <text:p text:style-name="P6">sucesiones y series</text:p>
        </text:list-item>
        <text:list-item>
          <text:p text:style-name="P6"><text:span text:style-name="T1">big integer</text:span></text:p>
        </text:list-item>
        <text:list-item>
          <text:p text:style-name="P6">exponenciación rápida</text:p>
        </text:list-item>
      </text:list>
      <text:list xml:id="list6414516981578766483" text:style-name="WWNum8">
        <text:list-item>
          <text:p text:style-name="P16">con matrices</text:p>
          <text:list>
            <text:list-item>
              <text:p text:style-name="P20">aplicación a las ecuaciones en diferencia</text:p>
            </text:list-item>
            <text:list-item>
              <text:p text:style-name="P20">aplicación a los múltiples caminos teniendo una cantidad de tiquetes</text:p>
            </text:list-item>
          </text:list>
        </text:list-item>
        <text:list-item>
          <text:p text:style-name="P16">con números complejos</text:p>
        </text:list-item>
        <text:list-item>
          <text:p text:style-name="P16">con vectores</text:p>
        </text:list-item>
      </text:list>
      <text:list xml:id="list4544150680152751071" text:style-name="WWNum16">
        <text:list-item>
          <text:p text:style-name="P7">sistemas de ecuaciones lineales</text:p>
        </text:list-item>
      </text:list>
      <text:list xml:id="list4403191602447714966" text:style-name="WWNum11">
        <text:list-item>
          <text:p text:style-name="P17">eliminación gaussiana</text:p>
        </text:list-item>
        <text:list-item>
          <text:p text:style-name="P17">regla de cramer </text:p>
        </text:list-item>
      </text:list>
      <text:p text:style-name="P2"/>
      <text:list xml:id="list81208068324845" text:continue-list="list81208881579958" text:style-name="WWNum9">
        <text:list-item>
          <text:p text:style-name="P4"><text:span text:style-name="T1">Strings</text:span></text:p>
        </text:list-item>
      </text:list>
      <text:list xml:id="list1782370306822940161" text:style-name="WWNum12">
        <text:list-item>
          <text:p text:style-name="P8"><text:span text:style-name="T1">kmp</text:span></text:p>
        </text:list-item>
        <text:list-item>
          <text:p text:style-name="P8"><text:span text:style-name="T1">kmp 2d</text:span></text:p>
        </text:list-item>
        <text:list-item>
          <text:p text:style-name="P8"><text:span text:style-name="T1">sufix tree</text:span></text:p>
        </text:list-item>
      </text:list>
      <text:p text:style-name="P1"/>
      <text:list xml:id="list81207524606901" text:continue-list="list81208068324845" text:style-name="WWNum9">
        <text:list-item>
          <text:p text:style-name="P4">Geometricos</text:p>
        </text:list-item>
      </text:list>
      <text:list xml:id="list1196481196879268193" text:style-name="WWNum7">
        <text:list-item>
          <text:p text:style-name="P9">estructuras geométricas </text:p>
        </text:list-item>
        <text:list-item>
          <text:p text:style-name="P9">saber si un polígono es convexo</text:p>
        </text:list-item>
        <text:list-item>
          <text:p text:style-name="P9">cubierta convexa</text:p>
        </text:list-item>
        <text:list-item>
          <text:p text:style-name="P9">hallar el área de un polígono y el perímetro</text:p>
        </text:list-item>
        <text:list-item>
          <text:p text:style-name="P9">comprobar si un punto está dentro de un polígono</text:p>
        </text:list-item>
        <text:list-item>
          <text:p text:style-name="P9">transformaciones matriciales de figuras geométricas</text:p>
        </text:list-item>
      </text:list>
      <text:list xml:id="list2821673744210064595" text:style-name="WWNum1">
        <text:list-item>
          <text:p text:style-name="P18">escalar</text:p>
        </text:list-item>
        <text:list-item>
          <text:p text:style-name="P18">rotar </text:p>
        </text:list-item>
        <text:list-item>
          <text:p text:style-name="P18">inclinar </text:p>
        </text:list-item>
      </text:list>
      <text:list xml:id="list2822203652125487345" text:style-name="WWNum13">
        <text:list-item>
          <text:p text:style-name="P10">operaciones con vectores y aplicaciones</text:p>
        </text:list-item>
      </text:list>
      <text:p text:style-name="P1"/>
      <text:list xml:id="list81208523058216" text:continue-list="list81207524606901" text:style-name="WWNum9">
        <text:list-item>
          <text:p text:style-name="P4"><text:span text:style-name="T3">Estructura de datos</text:span></text:p>
        </text:list-item>
      </text:list>
      <text:list xml:id="list311344293010676809" text:style-name="WWNum2">
        <text:list-item>
          <text:p text:style-name="P11"><text:span text:style-name="T3">Mapas y sets</text:span></text:p>
        </text:list-item>
        <text:list-item>
          <text:p text:style-name="P11"><text:span text:style-name="T3">Union find Disjoints sets</text:span></text:p>
        </text:list-item>
        <text:list-item>
          <text:p text:style-name="P11"><text:soft-page-break/><text:span text:style-name="T3">Árbol de segmentos</text:span></text:p>
        </text:list-item>
        <text:list-item>
          <text:p text:style-name="P11"><text:span text:style-name="T3">Árbol binario indexado</text:span></text:p>
        </text:list-item>
      </text:list>
      <text:p text:style-name="P2"/>
      <text:list xml:id="list81207873111221" text:continue-list="list81208523058216" text:style-name="WWNum9">
        <text:list-item>
          <text:p text:style-name="P4"><text:span text:style-name="T1">Grafos</text:span></text:p>
        </text:list-item>
      </text:list>
      <text:list xml:id="list3552046985079338367" text:style-name="WWNum5">
        <text:list-item>
          <text:p text:style-name="P12"><text:span text:style-name="T1">búsquedas en grafos</text:span></text:p>
        </text:list-item>
      </text:list>
      <text:list xml:id="list4426485189069165484" text:style-name="WWNum10">
        <text:list-item>
          <text:p text:style-name="P19"><text:span text:style-name="T1">dfs</text:span></text:p>
        </text:list-item>
        <text:list-item>
          <text:p text:style-name="P19"><text:span text:style-name="T1">bfs</text:span></text:p>
        </text:list-item>
      </text:list>
      <text:list xml:id="list81208781921810" text:continue-list="list3552046985079338367" text:style-name="WWNum5">
        <text:list-item>
          <text:p text:style-name="P12"><text:span text:style-name="T1">máximo flujo</text:span></text:p>
        </text:list-item>
        <text:list-item>
          <text:p text:style-name="P12"><text:span text:style-name="T1">shortest path</text:span></text:p>
        </text:list-item>
        <text:list-item>
          <text:p text:style-name="P12"><text:span text:style-name="T1">all shortest path</text:span></text:p>
        </text:list-item>
        <text:list-item>
          <text:p text:style-name="P12"><text:span text:style-name="T1">ordenamiento topológico</text:span></text:p>
        </text:list-item>
        <text:list-item>
          <text:p text:style-name="P12"><text:span text:style-name="T1">grafos bipartitos</text:span></text:p>
        </text:list-item>
        <text:list-item>
          <text:p text:style-name="P12"><text:span text:style-name="T1">mínimo árbol de expansión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CO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CO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37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38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9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0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4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42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43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44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59" meta:word-count="222" meta:character-count="1171" meta:non-whitespace-character-count="1056"/>
    <meta:generator>LibreOffice/5.2.7.2$Linux_X86_64 LibreOffice_project/20m0$Build-2</meta:generator>
  </office:meta>
</office:document-meta>
</file>